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9999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gr3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9999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gr4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9999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P1" style:family="paragraph">
      <loext:graphic-properties draw:fill="solid" draw:fill-color="#999999"/>
      <style:paragraph-properties fo:text-align="center"/>
    </style:style>
    <style:style style:name="P2" style:family="paragraph">
      <loext:graphic-properties draw:fill="solid" draw:fill-color="#999999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6.283cm" svg:height="0.793cm" draw:transform="skewX (-0.000698131700797736) rotate (-1.55334303427495) translate (3.49010818644951cm 2.4140033268213cm)" svg:viewBox="0 0 6284 794" svg:d="M137 704c340 32 2259 81 2977 89 720 9 2764-34 3138-41 127 5-161-706-272-711-336-11-1677 120-2514 132-837 10-3056-99-3412-173-120-14-16 694 83 704z">
          <text:p/>
        </draw:path>
        <draw:path draw:style-name="gr1" draw:text-style-name="P1" draw:layer="layout" svg:width="6.21cm" svg:height="0.965cm" draw:transform="rotate (-1.62402886898072) translate (7.46913764364491cm 2.0496787640959cm)" svg:viewBox="0 0 6211 966" svg:d="M386 965c231-29 1926-262 3043-299 1118-37 2359 58 2736 52 130 2-42-680-148-695-348-50-1779-8-2722 25-943 34-2903 173-3184 219-284 48 41 726 275 698z">
          <text:p/>
        </draw:path>
        <draw:path draw:style-name="gr1" draw:text-style-name="P1" draw:layer="layout" svg:width="2.797cm" svg:height="7.146cm" draw:transform="skewX (0.000349065850398861) rotate (2.91731784470852) translate (5.55152773388672cm 9.2421585886569cm)" svg:viewBox="0 0 2798 7147" svg:d="M1 6884c87-185 948-2714 1157-3408 209-696 934-3065 990-3422 44-134 680 9 649 141-64 281-829 2715-1134 3633-307 918-890 2877-1033 3270-57 165-656-129-629-214z">
          <text:p/>
        </draw:path>
        <draw:path draw:style-name="gr1" draw:text-style-name="P1" draw:layer="layout" svg:width="0.902cm" svg:height="0.661cm" draw:transform="rotate (-2.15687788961459) translate (3.68079114539899cm 8.3966281084625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2cm" svg:height="0.661cm" draw:transform="rotate (-2.15687788961459) translate (7.32162447873231cm 2.15996144179579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2cm" svg:height="0.661cm" draw:transform="skewX (0.00122173047639598) rotate (-2.1556561591382) translate (3.61862398526099cm 2.47129583316121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2cm" svg:height="0.661cm" draw:transform="skewX (0.00122173047639598) rotate (-2.1556561591382) translate (7.25945731859431cm 7.9696291664946cm)" svg:viewBox="0 0 903 662" svg:d="M527 644c137-64 329-219 367-367 35-139-27-185-184-243-155-57-351-32-459-4-276 72-309 187-173 370 136 182 313 309 449 244z">
          <text:p/>
        </draw:path>
        <draw:path draw:style-name="gr2" draw:text-style-name="P2" draw:layer="layout" svg:width="2.592cm" svg:height="2.224cm" draw:transform="rotate (-0.438601241026175) translate (4.24705225007618cm -0.4805531553789cm)" svg:viewBox="0 0 2593 2225" svg:d="M1799 1998c590-350 823-1216 791-1730s-672-177-658 88 80 670-402 972c-483 301-832-7-1083-163s-661 529-312 810c348 282 1073 373 1664 23z">
          <text:p/>
        </draw:path>
        <draw:path draw:style-name="gr3" draw:text-style-name="P2" draw:layer="layout" svg:width="0.903cm" svg:height="0.661cm" draw:transform="rotate (-2.15757602131539) translate (4.29799110710379cm 0.836615103832298cm)" svg:viewBox="0 0 904 662" svg:d="M527 644c137-64 329-219 367-368 35-139-27-185-184-242-156-57-351-32-459-3-277 72-309 187-173 370 136 181 313 308 449 243z">
          <text:p/>
        </draw:path>
        <draw:path draw:style-name="gr4" draw:text-style-name="P2" draw:layer="layout" svg:width="0.903cm" svg:height="0.661cm" draw:transform="rotate (-2.15757602131539) translate (6.6649911071038cm 0.610615103832298cm)" svg:viewBox="0 0 904 662" svg:d="M527 644c137-64 329-219 367-368 35-139-27-185-184-242-156-57-351-32-459-3-277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6:37:28.184000000</dc:date>
    <meta:editing-duration>PT2M49S</meta:editing-duration>
    <meta:editing-cycles>3</meta:editing-cycles>
    <meta:generator>LibreOffice/24.2.4.2$Windows_X86_64 LibreOffice_project/51a6219feb6075d9a4c46691dcfe0cd9c4fff3c2</meta:generator>
    <meta:document-statistic meta:object-count="10"/>
  </office:meta>
</office:document-meta>
</file>